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1pt" style:font-size-asian="11pt" style:font-size-complex="11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Times New Roman" fo:letter-spacing="normal" fo:font-style="normal" fo:font-weight="bold"/>
    </style:style>
    <style:style style:name="T4" style:family="text"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Liberation Serif"/>
    </style:style>
    <style:style style:name="T10" style:family="text">
      <style:text-properties fo:font-size="11pt"/>
    </style:style>
    <style:style style:name="T11" style:family="text">
      <style:text-properties style:font-size-asian="11pt"/>
    </style:style>
    <style:style style:name="T12" style:family="text">
      <style:text-properties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nique Alexander</text:p>
      <text:p text:style-name="Standard">CS 340</text:p>
      <text:p text:style-name="Standard"><text:tab/><text:tab/><text:tab/><text:tab/><text:tab/>Home work 3</text:p>
      <text:p text:style-name="Standard">Part A: </text:p>
      <text:p text:style-name="Standard">1. Use man to find out more about: fork( ), execve( ) commands in Unix. Use man to find more about built-in commands: exec( ), wait( ), kill?</text:p>
      <text:p text:style-name="Standard"><text:tab/>It's in the C library</text:p>
      <text:p text:style-name="Standard"><text:tab/>#include &lt;unistd.h&gt;<text:tab/></text:p>
      <text:p text:style-name="Standard"><text:tab/>parameters is <text:s/>pid_t fork(void);</text:p>
      <text:p text:style-name="Standard"/>
      <text:p text:style-name="Standard"><text:tab/>The “ fork() <text:s/>creates <text:s/>a new process by duplicating the calling process. <text:s/>The new process, referred to as the child, is an <text:s/>exact <text:s/>duplicate <text:s/>of <text:s/>the <text:s/>calling <text:s/>process, <text:s/>referred <text:s/>to as the parent, except for the following points: “ <text:s text:c="3"/></text:p>
      <text:p text:style-name="Standard">“ * <text:s/>The child has its own unique process ID, and this PID does not match the ID of any existing process group (setpgid(2)). ” etc...</text:p>
      <text:p text:style-name="Standard"/>
      <text:p text:style-name="Standard"><text:tab/>The execve() come from the same library the fork. It's parameters are following:</text:p>
      <text:p text:style-name="Standard">int execve(const char *filename, char *const argv[], char *const envp[]);</text:p>
      <text:p text:style-name="Standard"/>
      <text:p text:style-name="Standard">* “execve() <text:s/>executes <text:s/>the <text:s/>program <text:s/>pointed <text:s/>to by filename. <text:s/>filename must be</text:p>
      <text:p text:style-name="Standard"><text:s text:c="7"/>either a binary executable, or a script starting with a line of the form:”</text:p>
      <text:p text:style-name="Standard">* “execve() does not return on success, and the text, data, bss, and <text:s/>stack <text:s/>of</text:p>
      <text:p text:style-name="Standard"><text:s text:c="7"/>the calling process are overwritten by that of the program loaded.”</text:p>
      <text:p text:style-name="Standard"/>
      <text:p text:style-name="Standard">The exec() “The <text:s/>exec() family of functions replaces the current process image with a new process image. <text:s/>The functions described in this manual <text:s/>page <text:s/>are front-ends <text:s/>for execve(2). <text:s/>(See the manual page for execve(2) for further details about the replacement of the current process image.)”</text:p>
      <text:p text:style-name="Standard"><text:tab/></text:p>
      <text:p text:style-name="Standard"><text:tab/>The wait() come from <text:s/>the C library. </text:p>
      <text:p text:style-name="Standard"><text:s text:c="7"/><text:tab/>#include &lt;sys/types.h&gt;</text:p>
      <text:p text:style-name="Standard"><text:s text:c="7"/><text:tab/>#include &lt;sys/wait.h&gt;</text:p>
      <text:p text:style-name="Standard"></text:p>
      <text:p text:style-name="Standard">The parameters: </text:p>
      <text:p text:style-name="Standard"><text:s text:c="7"/>pid_t wait(int *status);</text:p>
      <text:p text:style-name="Standard"><text:s text:c="7"/>pid_t waitpid(pid_t pid, int *status, int options);</text:p>
      <text:p text:style-name="Standard"><text:s text:c="7"/>int waitid(idtype_t idtype, id_t id, siginfo_t *infop, int options);</text:p>
      <text:p text:style-name="Standard"><text:s text:c="7"/>waitid(): _SVID_SOURCE || _XOPEN_SOURCE</text:p>
      <text:p text:style-name="Standard"/>
      <text:p text:style-name="Standard">DESCRIPTION:</text:p>
      <text:p text:style-name="Standard"><text:s text:c="7"/>“All of these system calls are used to wait for state changes in a child of the calling process, and obtain information about the child whose state has changed. <text:s/>A state change is considered to be: the child terminated; the child was stopped by a signal; or the child was resumed by <text:s/>a <text:s/>signal. In <text:s/>the <text:s/>case of a terminated child, performing a wait allows the system to release the resources associated with the child; if a wait is not per‐formed, then the terminated child remains in a "zombie" state (see NOTES below). If a child has already changed state, then these calls return immediately. <text:s/>Otherwise they block until either a child changes state <text:s/>or <text:s/>a <text:s/>signal handler <text:s/>interrupts <text:s/>the <text:s/>call <text:s/>(assuming <text:s/>that <text:s/>system <text:s/>calls are not automatically restarted using the SA_RESTART flag of sigaction(2)). <text:s/>In the remainder of this page, a child whose state has changed and which has not yet been waited upon by one of these system calls is termed waitable.”</text:p>
      <text:p text:style-name="Standard"><text:soft-page-break/>Last is the kill and it send a signal to a process</text:p>
      <text:p text:style-name="Standard">SYNOPSIS:</text:p>
      <text:p text:style-name="Standard"><text:s text:c="7"/>kill [ -signal | -s signal ] pid ...</text:p>
      <text:p text:style-name="Standard"><text:s text:c="7"/>kill [ -L | -V, --version ]</text:p>
      <text:p text:style-name="Standard"><text:s text:c="7"/>kill -l <text:s/>[ signal ]</text:p>
      <text:p text:style-name="Standard"></text:p>
      <text:p text:style-name="Standard">DESCRIPTION:</text:p>
      <text:p text:style-name="Standard"><text:s text:c="6"/>“The <text:s/>default signal for kill is TERM. Use -l or -L to list available signals. <text:s/>Particularly useful signals include HUP, INT, KILL, STOP, CONT, and 0. <text:s/>Alternate signals may be specified in three ways: -9 -SIGKILL -KILL. <text:s/>Negative PID values may be used to choose whole process groups; see <text:s/>the</text:p>
      <text:p text:style-name="Standard">PGID column in ps command output. A PID of -1 is special; it indicates all processes except the kill process itself and init.”<text:line-break/></text:p>
      <text:p text:style-name="Standard">2. Use Internet sources and <text:span text:style-name="T7">give an overview o</text:span>f the command that is </text:p>
      <text:p text:style-name="Standard">used in Windows for creating a process?</text:p>
      <text:p text:style-name="Standard">In window NT one can “use the posix fork/exec calls to create a new process”. In addition, “<text:span text:style-name="T1">The </text:span><text:span text:style-name="T3">CreateProcess </text:span><text:span text:style-name="T1">function is used to run a new program. The </text:span><text:a xlink:type="simple" xlink:href="http://www.cs.rpi.edu/academics/courses/fall01/os/prothred_36w3.htm">WinExec</text:a><text:span text:style-name="T3"> a</text:span><text:span text:style-name="T1">nd </text:span><text:a xlink:type="simple" xlink:href="http://www.cs.rpi.edu/academics/courses/fall01/os/dll_6vad.htm">LoadModule</text:a><text:span text:style-name="T3"> </text:span><text:span text:style-name="T1">functions are still available, but they are implemented as calls to </text:span><text:span text:style-name="T2">CreateProcess.”</text:span></text:p>
      <text:p text:style-name="P2"><text:span text:style-name="T3">"</text:span><text:a xlink:type="simple" xlink:href="http://www.cs.rpi.edu/academics/courses/fall01/os/prothred_8dv7.htm">ExitProcess</text:a><text:span text:style-name="T3">, </text:span><text:a xlink:type="simple" xlink:href="http://www.cs.rpi.edu/academics/courses/fall01/os/prothred_531g.htm">ExitThread</text:a><text:span text:style-name="T1">,</text:span><text:a xlink:type="simple" xlink:href="http://www.cs.rpi.edu/academics/courses/fall01/os/prothred_4084.htm"><text:span text:style-name="T3">CreateThread</text:span></text:a><text:span text:style-name="T1">, </text:span><text:a xlink:type="simple" xlink:href="http://www.cs.rpi.edu/academics/courses/fall01/os/prothred_8b38.htm"><text:span text:style-name="T3">CreateRemoteThread</text:span></text:a><text:span text:style-name="T1">, and a process that is starting (as the result of a call by </text:span><text:span text:style-name="T3">CreateProcess</text:span><text:span text:style-name="T1">) are serialized between each other within a process. Only one of these events can happen in an address space at a time.”</text:span></text:p>
      <text:p text:style-name="Standard"/>
      <text:p text:style-name="Standard">3. In a Unix environment, execute parent.c, child.c and orphan.c?</text:p>
      <text:p text:style-name="Standard">souji@souji-laptop:~$ ./parent </text:p>
      <text:p text:style-name="Standard">Process[16041]: Parent in execution ... </text:p>
      <text:p text:style-name="Standard">I'm the original process with PID 16042 and PPID 16041. </text:p>
      <text:p text:style-name="Standard">I'm the parent process with PID 16042 and PPID 16041. </text:p>
      <text:p text:style-name="Standard">my child's PID 16043 </text:p>
      <text:p text:style-name="Standard">PID 16042 terminates. </text:p>
      <text:p text:style-name="Standard">Process[16041]: Parent detects terminating child </text:p>
      <text:p text:style-name="Standard">Process[16041]: Parent terminating ... </text:p>
      <text:p text:style-name="Standard">souji@souji-laptop:~$ I'm the child process with PID 16043 and PPID 1. </text:p>
      <text:p text:style-name="Standard">PID 16043 terminates. </text:p>
      <text:p text:style-name="Standard"/>
      <text:p text:style-name="Standard">My answer. The parent is <text:s/>being executed and given two ID parent ID <text:s/>and PPID. The child given a unique parent ID. The parent process continue to execute concurrently with its children. The child is terminated since the parent has only one child therefore the PPID is terminated. </text:p>
      <text:p text:style-name="Standard"/>
      <text:p text:style-name="Standard">souji@souji-laptop:~$ ./orphan </text:p>
      <text:p text:style-name="Standard">I'm the original process with PID 16061 and PPID 12053. </text:p>
      <text:p text:style-name="Standard">I'm the parent process with PID 16061 and PPID 12053. </text:p>
      <text:p text:style-name="Standard">my child's PID 16062 </text:p>
      <text:p text:style-name="Standard">PID 16061 terminates. </text:p>
      <text:p text:style-name="Standard">souji@souji-laptop:~$ I'm the child process with PID 16062 and PPID 1. </text:p>
      <text:p text:style-name="Standard">PID 16062 terminates.</text:p>
      <text:p text:style-name="Standard"/>
      <text:p text:style-name="Standard">My answer. The child cant have the original process because it is not parent. When the child is be created a original process is created with PPID. Child is given a child parent ID. Then parent is terminated and then pass to original process. </text:p>
      <text:p text:style-name="Standard"><text:soft-page-break/></text:p>
      <text:p text:style-name="Standard"/>
      <text:p text:style-name="Standard">PART B:Synchronization</text:p>
      <text:p text:style-name="Standard">A. Consider the 2nd attempt (from the lecture notes). Is the “No Starvation” condition satisfied?</text:p>
      <text:p text:style-name="Standard">Hint: in your proof you might want to check if there is a particular execution sequence by which a process might be able to use the CS over and over, while the other process is starving in the while loop.</text:p>
      <text:p text:style-name="Standard"/>
      <text:p text:style-name="Standard">Second Attempt: global variable initialized to false.</text:p>
      <text:p text:style-name="Standard">flag is initialized to 'false'</text:p>
      <text:p text:style-name="Standard"/>
      <text:p text:style-name="Standard">P0<text:tab/><text:tab/><text:tab/><text:tab/><text:tab/><text:tab/><text:tab/>P1</text:p>
      <text:p text:style-name="Standard">while(true) {<text:tab/><text:tab/><text:tab/><text:tab/><text:tab/><text:tab/>while(true){</text:p>
      <text:p text:style-name="Standard">while (flag[1]) do no-op;<text:tab/><text:tab/><text:tab/><text:tab/>while (flag[0]) do no-op;</text:p>
      <text:p text:style-name="Standard">flag[0] = true;<text:tab/><text:tab/><text:tab/><text:tab/><text:tab/><text:tab/>flag[1] = true;</text:p>
      <text:p text:style-name="Standard">CS<text:tab/><text:tab/><text:tab/><text:tab/><text:tab/><text:tab/><text:tab/>CS</text:p>
      <text:p text:style-name="Standard">flag[0] = false;<text:tab/><text:tab/><text:tab/><text:tab/><text:tab/>flag[1] = false;</text:p>
      <text:p text:style-name="Standard">remainder section;}<text:tab/><text:tab/><text:tab/><text:tab/><text:tab/>remainder section;}</text:p>
      <text:p text:style-name="P1"/>
      <text:p text:style-name="P1">I assume both flag are false. <text:s/>Both denied to enter loop second while loop. P0 flag[0] is then set to true and enter the CS. </text:p>
      <text:p text:style-name="Standard">Then, P1 is busying waiting because only on process can be in the CS. Once it out the CS flag[0] set to false. <text:s/>P1 enter the remainder. However flag flag[1] is still true. Therefore, if P0 is finish or little more faster the P1 it can enter the CS again before P1 can get in the CS. Thus, we have Starvation. </text:p>
      <text:p text:style-name="Standard"/>
      <text:p text:style-name="Standard"/>
      <text:p text:style-name="Standard"/>
      <text:p text:style-name="Standard">B. Prove that the Peterson Solution is correct by showing that all 3 conditions for a correct solution to the Critical Section Problem are respected?</text:p>
      <text:p text:style-name="Standard">Hint: you can use the textbook comments but your proof should be clearer and more detailed.</text:p>
      <text:p text:style-name="Standard">Peterson's solution:</text:p>
      <text:p text:style-name="Standard">turn = 0;</text:p>
      <text:p text:style-name="Standard">flag[0] = false;</text:p>
      <text:p text:style-name="Standard">flag[1] = false;</text:p>
      <text:p text:style-name="Standard">P0<text:tab/><text:tab/><text:tab/><text:tab/><text:tab/><text:tab/><text:tab/>P1</text:p>
      <text:p text:style-name="Standard">while(true){<text:tab/><text:tab/><text:tab/><text:tab/><text:tab/><text:tab/>while(true){</text:p>
      <text:p text:style-name="Standard">flag[0] = true;<text:tab/><text:tab/><text:tab/><text:tab/><text:tab/><text:tab/>flag[1] = true;</text:p>
      <text:p text:style-name="Standard">turn =1;<text:tab/><text:tab/><text:tab/><text:tab/><text:tab/><text:tab/>turn = 0;</text:p>
      <text:p text:style-name="Standard">while (flag[1] and turn ==1) do no-op;<text:tab/><text:tab/>while (flag[0] and turn ==0) do no-op;<text:tab/></text:p>
      <text:p text:style-name="Standard">CS<text:tab/><text:tab/><text:tab/><text:tab/><text:tab/><text:tab/><text:tab/>CS</text:p>
      <text:p text:style-name="Standard">flag[0] = false;<text:tab/><text:tab/><text:tab/><text:tab/><text:tab/>flag[1] = false;</text:p>
      <text:p text:style-name="Standard">remainder section;}<text:tab/><text:tab/><text:tab/><text:tab/><text:tab/>remainder section;}</text:p>
      <text:p text:style-name="Standard"></text:p>
      <text:p text:style-name="Standard">Mutual exclusion:</text:p>
      <text:p text:style-name="Standard">Proof by contradiction, Assume both process are in the CS. This mean both flag[0] is true and flag[1] is true. If p0 is in the CS that mean turn is 1. In addition, if P1 is in the CS that mean turn is 0. However, turn can be 1 and 0 at the same time therefore the assumption is wrong. </text:p>
      <text:p text:style-name="Standard"/>
      <text:p text:style-name="Standard">No starvation: prove it for process P0.</text:p>
      <text:p text:style-name="Standard">Assume P0 is going to CS and it was denied and left in the while loop. If P1 is fast and immediately <text:soft-page-break/>after leaving it's CS and tries to enter again. It will get denied as well, since turn is 1 and flag[0] is true. The turn is 1 and p0 is in it loop, and p1 go through the CS, performing assignment to turn =0 go CS because flag[0] is true. Now the turn is 0 the other P1 can go to CS. Thus, no starvation. </text:p>
      <text:p text:style-name="Standard"/>
      <text:p text:style-name="Standard">No Deadlock:</text:p>
      <text:p text:style-name="Standard">A P0 leave CS flag[0]= false. So will it stay outside the flag remain false. If try to reenter it will fail and process P2 will enter CS. Getting it resoures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uji </meta:initial-creator>
    <meta:creation-date>2011-03-15T17:10:21</meta:creation-date>
    <dc:date>2011-03-16T16:55:14</dc:date>
    <dc:creator>souji </dc:creator>
    <meta:editing-duration>PT03H31M09S</meta:editing-duration>
    <meta:editing-cycles>28</meta:editing-cycles>
    <meta:generator>OpenOffice.org/3.2$Unix OpenOffice.org_project/320m12$Build-9483</meta:generator>
    <meta:document-statistic meta:table-count="0" meta:image-count="0" meta:object-count="0" meta:page-count="4" meta:paragraph-count="97" meta:word-count="1334" meta:character-count="7822"/>
  </office:meta>
</office:document-meta>
</file>